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PageStyle_5f_Munka2">
      <style:table-properties table:display="true" style:writing-mode="lr-tb"/>
    </style:style>
    <style:style style:name="ta3" style:family="table" style:master-page-name="PageStyle_5f_Munka3">
      <style:table-properties table:display="true" style:writing-mode="lr-tb"/>
    </style:style>
    <style:style style:name="ce1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5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Number</text:p>
          </table:table-cell>
          <table:table-cell table:number-columns-repeated="61"/>
        </table:table-row>
        <table:table-row table:style-name="ro1">
          <table:table-cell office:value-type="date" office:date-value="2012-12-02" calcext:value-type="date">
            <text:p>2012.12.0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date" office:date-value="2012-12-03" calcext:value-type="date">
            <text:p>2012.12.0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date" office:date-value="2012-12-04" calcext:value-type="date">
            <text:p>2012.12.0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date" office:date-value="2012-12-05" calcext:value-type="date">
            <text:p>2012.12.0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date" office:date-value="2012-12-06" calcext:value-type="date">
            <text:p>2012.12.0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3-04-05" calcext:value-type="date">
            <text:p>2013.04.05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3-04-06" calcext:value-type="date">
            <text:p>2013.04.06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3-04-07" calcext:value-type="date">
            <text:p>2013.04.07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3-04-08" calcext:value-type="date">
            <text:p>2013.04.08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3-04-09" calcext:value-type="date">
            <text:p>2013.04.09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2" calcext:value-type="date">
            <text:p>2014.12.12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3" calcext:value-type="date">
            <text:p>2014.12.1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4" calcext:value-type="date">
            <text:p>2014.12.1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5" calcext:value-type="date">
            <text:p>2014.12.1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6" calcext:value-type="date">
            <text:p>2014.12.1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 table:visibility="filter">
          <table:table-cell office:value-type="date" office:date-value="2014-12-17" calcext:value-type="date">
            <text:p>2014.12.1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unka1.$A$1" table:cell-range-address="$Munka1.$A$1:.$C$17"/>
        </table:named-expressions>
      </table:table>
      <table:table table:name="Munka2" table:style-name="ta2">
        <table:table-column table:style-name="co2" table:number-columns-repeated="64" table:default-cell-style-name="ce4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unka3" table:style-name="ta3">
        <table:table-column table:style-name="co2" table:number-columns-repeated="64" table:default-cell-style-name="ce4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Munka1.A1:Munka1.C17" table:display-filter-buttons="true">
          <table:filter>
            <table:filter-and>
              <table:filter-condition table:field-number="0" table:value="2012-12-02" table:operator="=">
                <table:filter-set-item table:value="2012-12-02"/>
                <table:filter-set-item table:value="2012-12-03"/>
                <table:filter-set-item table:value="2012-12-04"/>
                <table:filter-set-item table:value="2012-12-05"/>
                <table:filter-set-item table:value="2012-12-06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28T11:47:50</meta:creation-date>
    <meta:initial-creator>teszt_admin</meta:initial-creator>
    <dc:language>hu-HU</dc:language>
    <dc:date>2021-02-16T15:23:52.361000000</dc:date>
    <meta:editing-cycles>6</meta:editing-cycles>
    <meta:editing-duration>PT2M37S</meta:editing-duration>
    <meta:generator>LibreOfficeDev/7.2.0.0.alpha0$Windows_X86_64 LibreOffice_project/b42c9687a67ef405d1447a50d24e077d325fcd43</meta:generator>
    <meta:document-statistic meta:table-count="3" meta:cell-count="51" meta:object-count="0"/>
    <meta:user-defined meta:name="AppVersion">15.0000</meta:user-defined>
    <meta:user-defined meta:name="Company">NISZ</meta:user-defined>
    <meta:user-defined meta:name="ContentTypeId">0x010100A8E0EEA1FDF22B4AB9A41CD42CC14085</meta:user-defined>
  </office:meta>
</office:document-meta>
</file>